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9626a" officeooo:paragraph-rsid="00032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328f6" style:font-weight-asian="bold" style:font-weight-complex="bold"/>
    </style:style>
    <style:style style:name="P3" style:family="paragraph" style:parent-style-name="Preformatted_20_Text">
      <style:text-properties fo:font-size="9pt" fo:language="uk" fo:country="UA" officeooo:paragraph-rsid="000328f6" style:font-size-asian="9pt" style:font-size-complex="9pt"/>
    </style:style>
    <style:style style:name="P4" style:family="paragraph" style:parent-style-name="Preformatted_20_Text">
      <style:text-properties fo:font-size="9pt" officeooo:paragraph-rsid="000328f6" style:font-size-asian="9pt" style:font-size-complex="9pt"/>
    </style:style>
    <style:style style:name="P5" style:family="paragraph" style:parent-style-name="Preformatted_20_Text">
      <style:text-properties fo:font-size="9pt" fo:font-style="italic" officeooo:paragraph-rsid="000328f6" style:font-size-asian="9pt" style:font-style-asian="italic" style:font-size-complex="9pt" style:font-style-complex="italic"/>
    </style:style>
    <style:style style:name="P6" style:family="paragraph" style:parent-style-name="Preformatted_20_Text">
      <style:text-properties fo:font-size="9pt" fo:font-weight="bold" officeooo:paragraph-rsid="000328f6" style:font-size-asian="9pt" style:font-weight-asian="bold" style:font-size-complex="9pt" style:font-weight-complex="bold"/>
    </style:style>
    <style:style style:name="P7" style:family="paragraph" style:parent-style-name="Preformatted_20_Text">
      <style:text-properties fo:color="#168253" fo:font-size="9pt" officeooo:paragraph-rsid="000328f6" style:font-size-asian="9pt" style:font-size-complex="9pt"/>
    </style:style>
    <style:style style:name="P8" style:family="paragraph" style:parent-style-name="Preformatted_20_Text">
      <style:text-properties fo:color="#65676a" fo:font-size="9pt" fo:language="uk" fo:country="UA" fo:font-style="italic" fo:font-weight="bold" officeooo:rsid="001102ea" officeooo:paragraph-rsid="000328f6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 fo:font-style="italic" officeooo:rsid="0014bb53" style:font-style-asian="italic" style:font-style-complex="italic"/>
    </style:style>
    <style:style style:name="T4" style:family="text">
      <style:text-properties fo:color="#5983b0"/>
    </style:style>
    <style:style style:name="T5" style:family="text">
      <style:text-properties fo:color="#5983b0" style:font-name="Liberation Mono" fo:font-style="italic" officeooo:rsid="0014bb53" style:font-name-asian="NSimSun1" style:font-style-asian="italic" style:font-name-complex="Liberation Mono" style:font-style-complex="italic"/>
    </style:style>
    <style:style style:name="T6" style:family="text">
      <style:text-properties fo:color="#5983b0" fo:font-style="italic" style:font-style-asian="italic" style:font-style-complex="italic"/>
    </style:style>
    <style:style style:name="T7" style:family="text">
      <style:text-properties fo:color="#8d1d75"/>
    </style:style>
    <style:style style:name="T8" style:family="text">
      <style:text-properties fo:color="#8d1d75" fo:background-color="transparent" loext:char-shading-value="0"/>
    </style:style>
    <style:style style:name="T9" style:family="text">
      <style:text-properties fo:color="#8d1d75" style:font-name="Liberation Mono" fo:language="uk" fo:country="UA" fo:font-style="italic" officeooo:rsid="00124b74" style:font-name-asian="NSimSun1" style:font-style-asian="italic" style:font-name-complex="Liberation Mono" style:font-style-complex="italic"/>
    </style:style>
    <style:style style:name="T10" style:family="text">
      <style:text-properties fo:color="#8d1d75" style:font-name="Liberation Mono" fo:language="uk" fo:country="UA" officeooo:rsid="00124b74" style:font-name-asian="NSimSun1" style:font-name-complex="Liberation Mono"/>
    </style:style>
    <style:style style:name="T11" style:family="text">
      <style:text-properties fo:color="#8d1d75" fo:font-weight="bold" style:font-weight-asian="bold" style:font-weight-complex="bold"/>
    </style:style>
    <style:style style:name="T12" style:family="text">
      <style:text-properties fo:color="#8d1d75" style:text-outline="false" style:text-line-through-style="none" style:text-line-through-type="none" style:font-name="Liberation Serif" fo:language="uk" fo:country="UA" fo:font-style="normal" fo:text-shadow="none" style:text-underline-style="none" fo:font-weight="normal" officeooo:rsid="0019626a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168253"/>
    </style:style>
    <style:style style:name="T14" style:family="text">
      <style:text-properties fo:color="#168253" fo:font-style="italic" style:font-style-asian="italic" style:font-style-complex="italic"/>
    </style:style>
    <style:style style:name="T15" style:family="text">
      <style:text-properties fo:color="#168253" style:font-name="Liberation Mono" fo:font-style="italic" style:font-name-asian="NSimSun1" style:font-style-asian="italic" style:font-name-complex="Liberation Mono" style:font-style-complex="italic"/>
    </style:style>
    <style:style style:name="T16" style:family="text">
      <style:text-properties fo:color="#168253" style:text-outline="false" style:text-line-through-style="none" style:text-line-through-type="none" style:font-name="Liberation Serif" fo:language="uk" fo:country="UA" fo:font-style="normal" fo:text-shadow="none" style:text-underline-style="none" fo:font-weight="normal" officeooo:rsid="0019626a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language="uk" fo:country="UA" officeooo:rsid="001315b6"/>
    </style:style>
    <style:style style:name="T18" style:family="text">
      <style:text-properties fo:language="uk" fo:country="UA" fo:font-style="italic" officeooo:rsid="001315b6" style:font-style-asian="italic" style:font-style-complex="italic"/>
    </style:style>
    <style:style style:name="T19" style:family="text">
      <style:text-properties fo:language="uk" fo:country="UA" fo:font-style="italic" officeooo:rsid="00124b74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96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fo:font-weight="normal" officeooo:rsid="00196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officeooo:rsid="0019626a" style:font-size-asian="12pt" style:font-style-asian="normal" style:font-size-complex="12pt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language="uk" fo:country="UA" fo:font-style="normal" fo:text-shadow="none" style:text-underline-style="none" fo:font-weight="normal" officeooo:rsid="0019626a" style:font-style-asian="normal" style:font-weight-asian="normal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2">Правила транслітерації</text:span></text:p>
      <text:p text:style-name="P3"><text:span text:style-name="T1">М'які літери</text:span> </text:p>
      <text:p text:style-name="P3"><text:s text:c="4"/><text:span text:style-name="T2">створюються з використанням символа </text:span><text:span text:style-name="T3">[</text:span><text:span text:style-name="T5">letter</text:span><text:span text:style-name="T3">] + </text:span><text:span text:style-name="T6">\u030C </text:span><text:span text:style-name="T2">[</text:span><text:span text:style-name="T6">combining_caron</text:span><text:span text:style-name="T2">]:</text:span></text:p>
      <text:p text:style-name="P4"><text:s text:c="8"/><text:span text:style-name="T7">д</text:span>[<text:span text:style-name="T4">d</text:span>] + <text:span text:style-name="T7">ь</text:span> -&gt; <text:span text:style-name="T13">ď</text:span> <text:s text:c="5"/><text:span text:style-name="T8">молодь</text:span> <text:s text:c="2"/>-&gt; <text:span text:style-name="T13">moloď</text:span></text:p>
      <text:p text:style-name="P4"><text:s text:c="8"/><text:span text:style-name="T7">c</text:span>[<text:span text:style-name="T4">s</text:span>] + <text:span text:style-name="T7">ь</text:span> -&gt; <text:span text:style-name="T13">š</text:span> <text:s text:c="5"/><text:span text:style-name="T7">сьогодні</text:span> -&gt; <text:span text:style-name="T13">šohodni</text:span></text:p>
      <text:p text:style-name="P4"><text:s text:c="8"/><text:span text:style-name="T7">т</text:span>[<text:span text:style-name="T4">t</text:span>] + <text:span text:style-name="T7">ь</text:span> -&gt; <text:span text:style-name="T13">ť</text:span> <text:s text:c="5"/><text:span text:style-name="T7">тьохнути</text:span> -&gt; <text:span text:style-name="T13">ťoxnuty</text:span></text:p>
      <text:p text:style-name="P7"/>
      <text:p text:style-name="P5"><text:s text:c="3"/>*<text:span text:style-name="T17">к</text:span>рім букв які непотрібно пом'якшувати: <text:span text:style-name="T7">ч</text:span>, <text:span text:style-name="T7">ш</text:span>, <text:span text:style-name="T7">щ</text:span></text:p>
      <text:p text:style-name="P4"/>
      <text:p text:style-name="P6">Сполучення приголосних з подвійними госолними</text:p>
      <text:p text:style-name="P4"><text:span text:style-name="T18"><text:s text:c="4"/>в</text:span><text:span text:style-name="T2">ідбувається випадання </text:span><text:span text:style-name="T19">звуку </text:span><text:span text:style-name="T9">й</text:span><text:span text:style-name="T2">, що відповідає вимові</text:span>:</text:p>
      <text:p text:style-name="P4"><text:s text:c="8"/><text:span text:style-name="T10">д</text:span>+<text:span text:style-name="T7">я</text:span>[<text:span text:style-name="T4">ja</text:span>] -&gt; <text:span text:style-name="T13">ďa</text:span> <text:s/><text:span text:style-name="T7">дякую</text:span> -&gt; <text:span text:style-name="T13">ďakuju</text:span></text:p>
      <text:p text:style-name="P4"><text:s text:c="8"/><text:span text:style-name="T7">к</text:span>+<text:span text:style-name="T7">ю</text:span>[<text:span text:style-name="T4">ju</text:span>] -&gt; <text:span text:style-name="T13">ǩu</text:span> <text:s/><text:span text:style-name="T7">кювет</text:span> -&gt; <text:span text:style-name="T13">ǩuvet</text:span></text:p>
      <text:p text:style-name="P7"/>
      <text:p text:style-name="P5"><text:s text:c="3"/>*виключення, слова де використовується апостроф для твердного звуку:</text:p>
      <text:p text:style-name="P4"><text:s text:c="8"/><text:span text:style-name="T7">м'ясо</text:span> -&gt; <text:span text:style-name="T13">mjaso</text:span></text:p>
      <text:p text:style-name="P4"/>
      <text:p text:style-name="P4"><text:span text:style-name="T1">Кирилична буква </text:span><text:span text:style-name="T11">ж</text:span> </text:p>
      <text:p text:style-name="P4"><text:s text:c="4"/>замінюється на латинський фонетичний символ <text:span text:style-name="T13">Ezh</text:span>:</text:p>
      <text:p text:style-name="P4"><text:s text:c="8"/><text:span text:style-name="T7">ж</text:span> -&gt; <text:span text:style-name="T13">ʒ</text:span> <text:s text:c="2"/><text:span text:style-name="T7">Ж</text:span> -&gt; <text:span text:style-name="T13">Ʒ</text:span></text:p>
      <text:p text:style-name="P4"><text:s text:c="8"/>наприклад: <text:span text:style-name="T7">жарити</text:span> -&gt; <text:span text:style-name="T13">ʒarutu</text:span></text:p>
      <text:p text:style-name="P4"/>
      <text:p text:style-name="P4"><text:span text:style-name="T1">Сиволи для букв </text:span><text:span text:style-name="T11">ч</text:span><text:span text:style-name="T1">, </text:span><text:span text:style-name="T11">ш</text:span><text:span text:style-name="T1">, </text:span><text:span text:style-name="T11">щ</text:span></text:p>
      <text:p text:style-name="P4"><text:span text:style-name="T11"><text:s text:c="4"/></text:span><text:span text:style-name="T2">створюються за допомогою альтернативного вводу[</text:span><text:span text:style-name="T6">Alt Gr</text:span><text:span text:style-name="T2">] літер '</text:span><text:span text:style-name="T14">c</text:span><text:span text:style-name="T2">' та '</text:span><text:span text:style-name="T14">s</text:span><text:span text:style-name="T2">'</text:span></text:p>
      <text:p text:style-name="P4"><text:s text:c="8"/><text:span text:style-name="T7">ч</text:span> <text:s text:c="4"/>-&gt; <text:span text:style-name="T13">ć</text:span></text:p>
      <text:p text:style-name="P4"><text:s text:c="8"/><text:span text:style-name="T7">ш</text:span> <text:s text:c="4"/>-&gt; <text:span text:style-name="T13">ś</text:span></text:p>
      <text:p text:style-name="P4"><text:s text:c="8"/><text:span text:style-name="T7">щ</text:span>[<text:span text:style-name="T4">шч</text:span>] -&gt; <text:span text:style-name="T13">ść</text:span></text:p>
      <text:p text:style-name="P4"/>
      <text:p text:style-name="P4"><text:span text:style-name="T1">Подвійність літери </text:span><text:span text:style-name="T11">в</text:span> </text:p>
      <text:p text:style-name="P4"><text:s text:c="4"/><text:span text:style-name="T2">замінюється на латинську </text:span><text:span text:style-name="T15">w</text:span><text:span text:style-name="T2">:</text:span></text:p>
      <text:p text:style-name="P4"><text:span text:style-name="T2"><text:s text:c="8"/></text:span><text:span text:style-name="T12">вв</text:span><text:span text:style-name="T23"> -&gt; </text:span><text:span text:style-name="T16">w</text:span><text:span text:style-name="T23"> <text:s text:c="4"/></text:span><text:span text:style-name="T12">ввічливість</text:span><text:span text:style-name="T23"> -&gt; </text:span><text:span text:style-name="T16">wićlyvist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7:38:22.857000000</meta:creation-date>
    <dc:date>2020-02-26T17:39:48.152000000</dc:date>
    <meta:editing-duration>PT1M25S</meta:editing-duration>
    <meta:editing-cycles>1</meta:editing-cycles>
    <meta:document-statistic meta:table-count="0" meta:image-count="0" meta:object-count="0" meta:page-count="1" meta:paragraph-count="25" meta:word-count="136" meta:character-count="944" meta:non-whitespace-character-count="675"/>
    <meta:generator>LibreOffice/6.1.3.2$Windows_X86_64 LibreOffice_project/86daf60bf00efa86ad547e59e09d6bb77c699acb</meta:generator>
  </office:meta>
</office:document-meta>
</file>